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8pt" officeooo:rsid="00022538" officeooo:paragraph-rsid="00022538" style:font-size-asian="8pt" style:font-size-complex="8pt"/>
    </style:style>
    <style:style style:name="P2" style:family="paragraph" style:parent-style-name="Standard">
      <style:text-properties style:font-name="DejaVu Sans Mono" fo:font-size="8pt" officeooo:rsid="00022538" officeooo:paragraph-rsid="0006c8b1" style:font-size-asian="8pt" style:font-size-complex="8pt"/>
    </style:style>
    <style:style style:name="P3" style:family="paragraph" style:parent-style-name="Standard">
      <style:text-properties style:font-name="DejaVu Sans Mono" fo:font-size="8pt" officeooo:rsid="0006c8b1" officeooo:paragraph-rsid="00081fc8" style:font-size-asian="8pt" style:font-size-complex="8pt"/>
    </style:style>
    <style:style style:name="P4" style:family="paragraph" style:parent-style-name="Standard">
      <style:text-properties style:font-name="DejaVu Sans Mono" fo:font-size="8pt" officeooo:rsid="00081fc8" officeooo:paragraph-rsid="00081fc8" style:font-size-asian="8pt" style:font-size-complex="8pt"/>
    </style:style>
    <style:style style:name="P5" style:family="paragraph" style:parent-style-name="Standard">
      <style:text-properties style:font-name="DejaVu Sans Mono" fo:font-size="8pt" officeooo:rsid="0009339a" officeooo:paragraph-rsid="0009339a" style:font-size-asian="8pt" style:font-size-complex="8pt"/>
    </style:style>
    <style:style style:name="P6" style:family="paragraph" style:parent-style-name="Standard">
      <style:text-properties fo:color="#993366" style:font-name="DejaVu Sans Mono" fo:font-size="8pt" officeooo:rsid="0006c8b1" officeooo:paragraph-rsid="0006c8b1" style:font-size-asian="8pt" style:font-size-complex="8pt"/>
    </style:style>
    <style:style style:name="P7" style:family="paragraph" style:parent-style-name="Standard">
      <style:text-properties fo:color="#993366" style:font-name="DejaVu Sans Mono" fo:font-size="8pt" officeooo:rsid="00081fc8" officeooo:paragraph-rsid="00081fc8" style:font-size-asian="8pt" style:font-size-complex="8pt"/>
    </style:style>
    <style:style style:name="P8" style:family="paragraph" style:parent-style-name="Standard">
      <style:text-properties fo:color="#993366" style:font-name="DejaVu Sans Mono" fo:font-size="8pt" officeooo:rsid="00022538" officeooo:paragraph-rsid="00022538" style:font-size-asian="8pt" style:font-size-complex="8pt"/>
    </style:style>
    <style:style style:name="P9" style:family="paragraph" style:parent-style-name="Standard">
      <style:text-properties fo:color="#993366" style:font-name="DejaVu Sans Mono" fo:font-size="8pt" officeooo:rsid="00035e96" officeooo:paragraph-rsid="00035e96" style:font-size-asian="8pt" style:font-size-complex="8pt"/>
    </style:style>
    <style:style style:name="P10" style:family="paragraph" style:parent-style-name="Standard">
      <style:text-properties fo:color="#993366" style:font-name="DejaVu Sans Mono" fo:font-size="8pt" officeooo:rsid="00053ef0" officeooo:paragraph-rsid="00053ef0" style:font-size-asian="8pt" style:font-size-complex="8pt"/>
    </style:style>
    <style:style style:name="P11" style:family="paragraph" style:parent-style-name="Heading">
      <style:text-properties fo:font-size="16pt" fo:font-weight="bold" style:font-weight-asian="bold" style:font-weight-complex="bold"/>
    </style:style>
    <style:style style:name="P12" style:family="paragraph" style:parent-style-name="Heading">
      <style:text-properties fo:font-size="12pt" fo:font-weight="bold" style:font-weight-asian="bold" style:font-weight-complex="bold"/>
    </style:style>
    <style:style style:name="T1" style:family="text">
      <style:text-properties officeooo:rsid="00053ef0"/>
    </style:style>
    <style:style style:name="T2" style:family="text">
      <style:text-properties officeooo:rsid="0009339a"/>
    </style:style>
    <style:style style:name="T3" style:family="text">
      <style:text-properties fo:color="#993366"/>
    </style:style>
    <style:style style:name="T4" style:family="text">
      <style:text-properties fo:color="#006666"/>
    </style:style>
    <style:style style:name="T5" style:family="text">
      <style:text-properties fo:color="#669900"/>
    </style:style>
    <style:style style:name="T6" style:family="text">
      <style:text-properties fo:color="#66ff00"/>
    </style:style>
    <style:style style:name="T7" style:family="text">
      <style:text-properties fo:color="#66cc00"/>
    </style:style>
    <style:style style:name="T8" style:family="text">
      <style:text-properties officeooo:rsid="00099d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Input file for Franck-Condon Factors program</text:p>
      <text:p text:style-name="P12"><text:span text:style-name="T2">Variable d</text:span>escriptions <text:span text:style-name="T2">found in </text:span>program “FCF486.FOR” <text:span text:style-name="T8">(sent by Prof. Amaury)</text:span></text:p>
      <text:p text:style-name="P6"/>
      <text:p text:style-name="P6">C... <text:s/>NI = 0 ALLOWS DENSITY GRAPHS TO BE PRODUCED.OTHER VALUES DO NO</text:p>
      <text:p text:style-name="P6">C... <text:s/>NS <text:s/>GIVES ORTHOGONALITY TEST IF = 1</text:p>
      <text:p text:style-name="P6">C... <text:s/>IGRAPH</text:p>
      <text:p text:style-name="P6">C... <text:s/>IENERG</text:p>
      <text:p text:style-name="P6">C... <text:s/>ISTATE = 2 FOR A TRANSITION = 1 FOR A SINGLE STATE</text:p>
      <text:p text:style-name="P6">C... <text:s/>RMIN <text:s text:c="2"/>MINIMUM RADIUS FOR CALCULATION OF WAVEFUNCTIONS</text:p>
      <text:p text:style-name="P6">C... <text:s/>RMAX <text:s text:c="2"/>MAXIMUM RADIUS FOR CALCULATION OF WAVEFUNCTIONS</text:p>
      <text:p text:style-name="P6">C... <text:s/>DELR <text:s text:c="2"/>RADIAL INTERVAL FOR CALCULATION OF WAVEFUNCTIONS</text:p>
      <text:p text:style-name="P6">C... <text:s/>MAXV <text:s text:c="2"/>MAXIMUM QUANTUM NUMBER FOR CALCULATION OF RESULTS</text:p>
      <text:p text:style-name="P6">C... <text:s/>BE <text:s text:c="4"/>EQUILBRIUM ROTATIONAL CONSTANT</text:p>
      <text:p text:style-name="P6">C... <text:s/>DE <text:s text:c="4"/>DISSOCIATION ENERGY OR ESTIMATE THEREOF</text:p>
      <text:p text:style-name="P6">C... <text:s/>KDMAXV MAXIMUM QUANTUM NUMBER FOR CALCULATION OF KLEIN DUNHAM</text:p>
      <text:p text:style-name="P6">C... <text:s text:c="8"/>POTENTIAL.MUST BE AT LEAST 2 AND NOT MORE THAN 30</text:p>
      <text:p text:style-name="P6">C... <text:s/>NEIG <text:s text:c="2"/>USED FOR WORK IN THE CONTINUUM, NUMBER OF ENERGY LEVELS</text:p>
      <text:p text:style-name="P6">C... <text:s text:c="8"/>TO CALCULATE CONTINUUM WAVEFUNCTIONS AT</text:p>
      <text:p text:style-name="P6"/>
      <text:p text:style-name="P6"/>
      <text:p text:style-name="P7">C... <text:s/>READ IN EXPERIMENTAL EIGENVALUES AND ROTATIONAL CONSTANTS</text:p>
      <text:p text:style-name="P7"/>
      <text:p text:style-name="P7">(JT) EV: experimental eigenvalues (dimension 32 in program, but only 14 values present in file)</text:p>
      <text:p text:style-name="P7">(JT) BV: rotational constants (dimension 32 in program, but only 14 values present in file)</text:p>
      <text:p text:style-name="P4"/>
      <text:p text:style-name="P3"/>
      <text:p text:style-name="P12"><text:span text:style-name="T2">Annotated input </text:span>file <text:span text:style-name="T2">(“oh.dat”)</text:span></text:p>
      <text:p text:style-name="P2"/>
      <text:p text:style-name="P5"><text:span text:style-name="T7">Green</text:span> – found in NIST Chemistry Web Book</text:p>
      <text:p text:style-name="P5"/>
      <text:p text:style-name="P8"><text:s text:c="59"/>ISTATE</text:p>
      <text:p text:style-name="P8"><text:s text:c="56"/>IENERG <text:s/>|</text:p>
      <text:p text:style-name="P8"><text:s text:c="53"/>IGRAPH <text:s/>| <text:s/>|</text:p>
      <text:p text:style-name="P8"><text:s text:c="51"/>NI NS <text:s/>| <text:s/>| <text:s/>|</text:p>
      <text:p text:style-name="P1"><text:span text:style-name="T3">TITLE--------------------------------------------- <text:s/>| <text:s/>| <text:s/>| <text:s/>| <text:s/>| </text:span><text:s/></text:p>
      <text:p text:style-name="P1">1 <text:s/>OH A DOUBLET SIGMA UPPER STATE <text:s text:c="18"/>0 <text:s/>1 <text:s/>0 <text:s/>0 <text:s/>2</text:p>
      <text:p text:style-name="P1"/>
      <text:p text:style-name="P9">ZMU-------RMIN------RMAX------DELR------</text:p>
      <text:p text:style-name="P1">0.9480871 <text:s text:c="4"/>0.750 <text:s text:c="4"/>3.500 <text:s text:c="4"/>0.005</text:p>
      <text:p text:style-name="P1"/>
      <text:p text:style-name="P1"/>
      <text:p text:style-name="P9">MAXV</text:p>
      <text:p text:style-name="P9">--- <text:s text:c="6"/>BE <text:s text:c="7"/>DE <text:s text:c="39"/>KDMAXV NEIG</text:p>
      <text:p text:style-name="P9"><text:s text:c="2"/>| <text:s text:c="6"/>----------========== <text:s text:c="35"/>===---</text:p>
      <text:p text:style-name="P1"><text:s/>12 <text:s text:c="10"/><text:span text:style-name="T7">17.358</text:span> <text:s/>35000.00 <text:s text:c="36"/>12 <text:s text:c="7"/></text:p>
      <text:p text:style-name="P1"/>
      <text:p text:style-name="P10">EV(32)</text:p>
      <text:p text:style-name="P1"><text:s text:c="5"/>00.00 <text:s text:c="2"/>1565.99 <text:s text:c="2"/>4554.82 <text:s text:c="2"/>7351.07 <text:s text:c="2"/>9959.53 <text:s/>12392.75 <text:s/>14671.06 <text:s/>16822.54</text:p>
      <text:p text:style-name="P1"><text:s text:c="2"/>18883.03 <text:s/>20896.17 <text:s/>22913.33 <text:s/>24993.67 <text:s/>27204.10 <text:s/>29619.32</text:p>
      <text:p text:style-name="P1"></text:p>
      <text:p text:style-name="P8"><text:span text:style-name="T1">BV(32)</text:span></text:p>
      <text:p text:style-name="P1"><text:s text:c="3"/>17.3580 <text:s text:c="2"/>16.9606 <text:s text:c="2"/>16.1418 <text:s text:c="2"/>15.2910 <text:s text:c="2"/>14.4082 <text:s text:c="2"/>13.4934 <text:s text:c="2"/>12.5466 <text:s text:c="2"/>11.5678 <text:s text:c="2"/></text:p>
      <text:p text:style-name="P1"><text:s text:c="3"/>10.5570 <text:s text:c="3"/>9.5142 <text:s text:c="3"/>8.4394 <text:s text:c="3"/>7.3326 <text:s text:c="3"/>6.1938 <text:s text:c="3"/>5.0230</text:p>
      <text:p text:style-name="P1"></text:p>
      <text:p text:style-name="P8"><text:span text:style-name="T2">FINAL STATE: </text:span><text:span text:style-name="T2">SAME STRUCTURE AS BEFORE</text:span></text:p>
      <text:p text:style-name="P1">1 <text:s/>OH X DOUBLET PI <text:s/>GROUND STATE <text:s text:c="19"/>0 <text:s/>1 <text:s/>0 <text:s/>0 <text:s/>2</text:p>
      <text:p text:style-name="P1">0.9480871 <text:s text:c="5"/>0.650 <text:s text:c="2"/>3.500 <text:s text:c="4"/>0.005</text:p>
      <text:p text:style-name="P1"><text:s/>12 <text:s text:c="9"/>18.9108 <text:s/>39162.18 <text:s text:c="36"/>12</text:p>
      <text:p text:style-name="P1"><text:s text:c="6"/>0.00 <text:s text:c="2"/>1847.73 <text:s text:c="2"/>5417.37 <text:s text:c="2"/>8821.40 <text:s/>12061.76 <text:s/>15139.53 <text:s/>18054.80 <text:s/>20806.55</text:p>
      <text:p text:style-name="P1"><text:s text:c="2"/>23392.49 <text:s/>25808.94 <text:s/>28050.69 <text:s/>30110.87 <text:s/>31980.82 <text:s/>33649.91</text:p>
      <text:p text:style-name="P1"></text:p>
      <text:p text:style-name="P1"></text:p>
      <text:p text:style-name="P1"><text:s text:c="3"/>18.9108 <text:s text:c="2"/>18.5504 <text:s text:c="2"/>17.8387 <text:s text:c="2"/>17.1366 <text:s text:c="2"/>16.4411 <text:s text:c="2"/>15.7493 <text:s text:c="2"/>15.0581 <text:s text:c="2"/>14.3645 <text:s/></text:p>
      <text:p text:style-name="P1"><text:s text:c="3"/>13.6655 <text:s text:c="2"/>12.9581 <text:s text:c="2"/>12.2394 <text:s text:c="2"/>11.5063 <text:s text:c="2"/>10.7557 <text:s text:c="3"/>9.9849</text:p>
      <text:p text:style-name="P1"></text:p>
      <text:p text:style-name="P1"></text:p>
      <text:p text:style-name="P1"></text:p>
      <text:p text:style-name="P12">List of existing input file names</text:p>
      <text:p text:style-name="P5"/>
      <text:p text:style-name="P5">Directory: ATMOS/wrk4/bruno/Mole/Fc</text:p>
      <text:p text:style-name="P5"/>
      <text:p text:style-name="P5">chb.dat <text:s/>chc.dat <text:s/>ch.dat <text:s/>cn.dat <text:s/>mghb.dat <text:s/>mgh.dat <text:s/>nh.dat <text:s/>oh.dat <text:s/>oh-tamper0.dat <text:s/>oh-tamper1.dat <text:s/>sih.d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</meta:initial-creator>
    <meta:creation-date>2017-11-17T18:11:28.876077309</meta:creation-date>
    <dc:date>2017-11-17T19:39:27.291256321</dc:date>
    <dc:creator>j </dc:creator>
    <meta:editing-duration>PT1H52S</meta:editing-duration>
    <meta:editing-cycles>5</meta:editing-cycles>
    <meta:generator>LibreOffice/4.2.6.3$Linux_X86_64 LibreOffice_project/420m0$Build-3</meta:generator>
    <meta:document-statistic meta:table-count="0" meta:image-count="0" meta:object-count="0" meta:page-count="1" meta:paragraph-count="58" meta:word-count="341" meta:character-count="2909" meta:non-whitespace-character-count="1909"/>
  </office:meta>
</office:document-meta>
</file>